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42" calcext:value-type="float">
            <text:p>1.0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062" calcext:value-type="float">
            <text:p>1.1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964" calcext:value-type="float">
            <text:p>1.2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410993319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